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3.903cm"/>
    </style:style>
    <style:style style:name="co5" style:family="table-column">
      <style:table-column-properties fo:break-before="auto" style:column-width="18.353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0.87cm"/>
    </style:style>
    <style:style style:name="co10" style:family="table-column">
      <style:table-column-properties fo:break-before="auto" style:column-width="5.31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12pt" style:font-style-complex="italic" style:font-weight-complex="bold"/>
    </style:style>
    <style:style style:name="ce4" style:family="table-cell" style:parent-style-name="Default">
      <style:text-properties style:font-name="Arial" fo:font-size="10pt" style:font-name-asian="Arial1" style:font-size-asian="10pt" style:font-name-complex="Arial1" style:font-size-complex="10pt"/>
    </style:style>
    <style:style style:name="ce5" style:family="table-cell" style:parent-style-name="Default">
      <style:text-properties style:font-name="Arial" style:font-name-asian="Arial1" style:font-name-complex="Arial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language="en" fo:country="US" fo:font-style="italic" fo:font-weight="bold" style:font-size-asian="12pt" style:language-asian="en" style:country-asian="US" style:font-size-complex="12pt" style:language-complex="en" style:country-complex="US" style:font-style-complex="italic" style:font-weight-complex="bold"/>
    </style:style>
    <style:style style:name="ce7" style:family="table-cell" style:parent-style-name="Default"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 fo:font-style="italic" style:language-asian="en" style:country-asian="US" style:font-size-complex="6.80000019073486pt" style:font-style-complex="italic" style:font-weight-complex="bold"/>
    </style:style>
  </office:automatic-styles>
  <office:body>
    <office:spreadsheet>
      <table:table table:name="sprin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002" table:default-cell-style-name="Default"/>
        <table:table-row table:style-name="ro3">
          <table:table-cell table:style-name="ce1" office:value-type="string">
            <text:p>#Trac</text:p>
          </table:table-cell>
          <table:table-cell table:style-name="ce1" office:value-type="string">
            <text:p>Id</text:p>
          </table:table-cell>
          <table:table-cell table:style-name="ce3" office:value-type="string">
            <text:p><text:span text:style-name="T1"><text:s/></text:span><text:span text:style-name="T1">Groupe</text:span></text:p>
            <text:p><text:span text:style-name="T1">de taches</text:span></text:p>
          </table:table-cell>
          <table:table-cell table:style-name="ce6" office:value-type="string">
            <text:p>Tache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Objection / amélioration</text:p>
          </table:table-cell>
          <table:table-cell table:style-name="ce1" table:number-columns-repeated="1002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1</text:p>
          </table:table-cell>
          <table:table-cell table:style-name="ce2" office:value-type="string">
            <text:p>Cahier des charges</text:p>
          </table:table-cell>
          <table:table-cell table:style-name="ce7" office:value-type="string">
            <text:p>Lecture cahier des charges: tâches principal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4"/>
          <table:table-cell table:style-name="ce2" office:value-type="string">
            <text:p>X</text:p>
          </table:table-cell>
          <table:table-cell table:style-name="ce2" table:number-columns-repeated="1003"/>
        </table:table-row>
        <table:table-row table:style-name="ro4">
          <table:table-cell table:style-name="ce2" office:value-type="string">
            <text:p>W F</text:p>
          </table:table-cell>
          <table:table-cell table:style-name="ce2" office:value-type="string">
            <text:p>100.02</text:p>
          </table:table-cell>
          <table:table-cell table:style-name="ce2"/>
          <table:table-cell table:style-name="ce7" office:value-type="string">
            <text:p>Premier jet du backlog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018"/>
        </table:table-row>
        <table:table-row table:style-name="ro4">
          <table:table-cell table:style-name="ce2"/>
          <table:table-cell table:style-name="ce2" office:value-type="string">
            <text:p>100.03</text:p>
          </table:table-cell>
          <table:table-cell table:style-name="ce4"/>
          <table:table-cell table:style-name="ce8" office:value-type="string">
            <text:p>Lecture cahier des charges: tâches secondaires</text:p>
          </table:table-cell>
          <table:table-cell table:style-name="ce2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2" table:number-columns-repeated="1018"/>
        </table:table-row>
        <table:table-row table:style-name="ro4">
          <table:table-cell/>
          <table:table-cell office:value-type="string">
            <text:p>100.04</text:p>
          </table:table-cell>
          <table:table-cell/>
          <table:table-cell office:value-type="string">
            <text:p>Définition du diagramme de composant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5</text:p>
          </table:table-cell>
          <table:table-cell/>
          <table:table-cell office:value-type="string">
            <text:p>Définition du diagramme d'activités des tâches principal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6</text:p>
          </table:table-cell>
          <table:table-cell/>
          <table:table-cell table:style-name="ce5" office:value-type="string">
            <text:p>Définition du diagramme de composant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0.07</text:p>
          </table:table-cell>
          <table:table-cell/>
          <table:table-cell table:style-name="ce5" office:value-type="string">
            <text:p>Définition du diagramme d'activités des tâches secondaires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100.08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.09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200.01</text:p>
          </table:table-cell>
          <table:table-cell office:value-type="string">
            <text:p>Camera</text:p>
          </table:table-cell>
          <table:table-cell office:value-type="string">
            <text:p>Gestion de la camér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200.02</text:p>
          </table:table-cell>
          <table:table-cell office:value-type="string">
            <text:p>OpenCV</text:p>
          </table:table-cell>
          <table:table-cell office:value-type="string">
            <text:p>Étude de la librairie</text:p>
          </table:table-cell>
          <table:table-cell office:value-type="float" office:value="5">
            <text:p>5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3</text:p>
          </table:table-cell>
          <table:table-cell office:value-type="string">
            <text:p>OpenCV</text:p>
          </table:table-cell>
          <table:table-cell office:value-type="string">
            <text:p>Déterminer couleur 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Ici en jaune 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4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Récupération du flu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office:value-type="string">
            <text:p>Simple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200.05</text:p>
          </table:table-cell>
          <table:table-cell table:style-name="ce5" office:value-type="string">
            <text:p>Flux vidéo</text:p>
          </table:table-cell>
          <table:table-cell table:style-name="ce5" office:value-type="string">
            <text:p>Analyse du flux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F</text:p>
          </table:table-cell>
          <table:table-cell office:value-type="string">
            <text:p>200.06</text:p>
          </table:table-cell>
          <table:table-cell office:value-type="string">
            <text:p>Flux vidéo</text:p>
          </table:table-cell>
          <table:table-cell office:value-type="string">
            <text:p>Détecter cibl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4"/>
          <table:table-cell office:value-type="string">
            <text:p>En cours de rajout dans le code RaspVideoOpenCv_1.cpp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200.07</text:p>
          </table:table-cell>
          <table:table-cell/>
          <table:table-cell office:value-type="string">
            <text:p>Cibler Objet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4"/>
          <table:table-cell office:value-type="string">
            <text:p>Complexe → différentes méthodes : à finir </text:p>
          </table:table-cell>
          <table:table-cell table:number-columns-repeated="1002"/>
        </table:table-row>
        <table:table-row table:style-name="ro4">
          <table:table-cell office:value-type="string">
            <text:p>F</text:p>
          </table:table-cell>
          <table:table-cell office:value-type="string">
            <text:p>200.08</text:p>
          </table:table-cell>
          <table:table-cell office:value-type="string">
            <text:p>Installation openCv</text:p>
          </table:table-cell>
          <table:table-cell office:value-type="string">
            <text:p>Installer la librairi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office:value-type="string">
            <text:p>Simple</text:p>
          </table:table-cell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300.01</text:p>
          </table:table-cell>
          <table:table-cell office:value-type="string">
            <text:p>Arduino</text:p>
          </table:table-cell>
          <table:table-cell office:value-type="string">
            <text:p>Appréhension de la carte d'acquisition</text:p>
          </table:table-cell>
          <table:table-cell office:value-type="float" office:value="7">
            <text:p>7</text:p>
          </table:table-cell>
          <table:table-cell table:number-columns-repeated="6" office:value-type="string">
            <text:p>X</text:p>
          </table:table-cell>
          <table:table-cell table:number-columns-repeated="10"/>
          <table:table-cell office:value-type="string">
            <text:p>étude toujours en cours, selon les besoins à travers la doc et des ex de code : Complexe</text:p>
          </table:table-cell>
          <table:table-cell table:number-columns-repeated="1002"/>
        </table:table-row>
        <table:table-row table:style-name="ro4">
          <table:table-cell office:value-type="string">
            <text:p>W</text:p>
          </table:table-cell>
          <table:table-cell office:value-type="string">
            <text:p>300.02</text:p>
          </table:table-cell>
          <table:table-cell/>
          <table:table-cell office:value-type="string">
            <text:p>Connexion servo-moteur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 office:value-type="string">
            <text:p>W</text:p>
          </table:table-cell>
          <table:table-cell office:value-type="string">
            <text:p>300.03</text:p>
          </table:table-cell>
          <table:table-cell/>
          <table:table-cell office:value-type="string">
            <text:p>Appréhension du code existant ( Projet raspino-pi)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300.04</text:p>
          </table:table-cell>
          <table:table-cell/>
          <table:table-cell office:value-type="string">
            <text:p>Connexion USB vers Raspberry Pi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300.05</text:p>
          </table:table-cell>
          <table:table-cell/>
          <table:table-cell office:value-type="string">
            <text:p>Commande servo-moteur (200.07)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400.01</text:p>
          </table:table-cell>
          <table:table-cell office:value-type="string">
            <text:p>Raspberry Pi</text:p>
          </table:table-cell>
          <table:table-cell office:value-type="string">
            <text:p>Appréhension de la carte d'acquisition</text:p>
          </table:table-cell>
          <table:table-cell table:style-name="ce9" office:value-type="float" office:value="9">
            <text:p>9</text:p>
          </table:table-cell>
          <table:table-cell table:number-columns-repeated="8" office:value-type="string">
            <text:p>X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400.02</text:p>
          </table:table-cell>
          <table:table-cell/>
          <table:table-cell office:value-type="string">
            <text:p>Mise en place de l'OS raspbia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400.03</text:p>
          </table:table-cell>
          <table:table-cell/>
          <table:table-cell office:value-type="string">
            <text:p>Communication carte vers pc (RJ45/WiFi/SSH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400.04</text:p>
          </table:table-cell>
          <table:table-cell/>
          <table:table-cell table:style-name="ce5" office:value-type="string">
            <text:p>Communication Écran (composite-RCA/HDMI)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400.05</text:p>
          </table:table-cell>
          <table:table-cell/>
          <table:table-cell table:style-name="ce5" office:value-type="string">
            <text:p>Intégration système caméra défini (tâche 200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06</text:p>
          </table:table-cell>
          <table:table-cell/>
          <table:table-cell table:style-name="ce5" office:value-type="string">
            <text:p>Gestion des processus sur linux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400.07</text:p>
          </table:table-cell>
          <table:table-cell/>
          <table:table-cell table:style-name="ce5" office:value-type="string">
            <text:p>Communication USB vers Arduino (tâche en relation avec 300.04)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400.08</text:p>
          </table:table-cell>
          <table:table-cell/>
          <table:table-cell office:value-type="string">
            <text:p>Gestion alimentation sur robot (GPIO?)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09</text:p>
          </table:table-cell>
          <table:table-cell/>
          <table:table-cell office:value-type="string">
            <text:p>Gestion CSI (Option selon arrivage matériel=&gt; caméra raspberry)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400.10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400.1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2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400.13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W</text:p>
          </table:table-cell>
          <table:table-cell office:value-type="string">
            <text:p>500.01</text:p>
          </table:table-cell>
          <table:table-cell office:value-type="string">
            <text:p>Servo-Moteur</text:p>
          </table:table-cell>
          <table:table-cell office:value-type="string">
            <text:p>Appréhension du systèm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500.02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500.0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600.01</text:p>
          </table:table-cell>
          <table:table-cell office:value-type="string">
            <text:p>Robot</text:p>
          </table:table-cell>
          <table:table-cell office:value-type="string">
            <text:p>Appréhension du Système alimentation (400.08)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600.02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700.01</text:p>
          </table:table-cell>
          <table:table-cell office:value-type="string">
            <text:p>IHM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800.01</text:p>
          </table:table-cell>
          <table:table-cell office:value-type="string">
            <text:p>Situations spécifiques</text:p>
          </table:table-cell>
          <table:table-cell office:value-type="string">
            <text:p>200.04 → 200.06 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2</text:p>
          </table:table-cell>
          <table:table-cell/>
          <table:table-cell office:value-type="string">
            <text:p>Déterminer un périmètr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800.03</text:p>
          </table:table-cell>
          <table:table-cell/>
          <table:table-cell office:value-type="string">
            <text:p>Déterminer obstacles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800.04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1000.0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1000.02</text:p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23T08:41:22</meta:creation-date>
    <dc:date>2013-11-08T12:17:34</dc:date>
    <meta:editing-duration>PT10H19M13S</meta:editing-duration>
    <meta:editing-cycles>66</meta:editing-cycles>
    <meta:generator>LibreOffice/3.5$Linux_X86_64 LibreOffice_project/350m1$Build-2</meta:generator>
    <dc:creator>Freddy </dc:creator>
    <meta:document-statistic meta:table-count="3" meta:cell-count="236" meta:object-count="0"/>
  </office:meta>
</office:document-meta>
</file>